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9, 1886</text:p>
      <text:p text:style-name="P2">Month<text:tab/><text:tab/><text:tab/><text:tab/><text:tab/><text:tab/>May</text:p>
      <text:p text:style-name="P2">Year<text:tab/><text:tab/><text:tab/><text:tab/><text:tab/><text:tab/>1886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trikes and lockouts--Pennsylvania; Atheis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strike, on the ministerial conference/</text:p>
      <text:p text:style-name="P7">of May 3rd, &amp; on the meeting for the seminary May 9th/ 86/</text:p>
      <text:p text:style-name="P7"/>
      <text:p text:style-name="P6">[Page 1]</text:p>
      <text:p text:style-name="P6">Brethren. <text:s/>To let events, that stir up communities,/ go unnoticed by the pulpit, is impossible. <text:s/>The/ labor question presents difficulties not to be underesti-/-mated, and it ill becomes inexperienced persons to/ discuss a subject extremely intricate and perplexing./ <text:s/>But Religion must necessarily deplore the evils that flow/ from the unsettlement of the vexatious question./ <text:s/>While my feelings lean towards the side of the/ working classes, which form the bones and sinews of/ the body politic, my mind tells me that ca-/-pitalists also have rights which the laborers <text:span text:style-name="T2">must</text:span><text:span text:style-name="T4"> are bound/ to respect. <text:s/>I conceive, however, that if the laws of/ Moses, as beautifully illustrated in the </text:span><text:span text:style-name="T2">portion</text:span><text:span text:style-name="T4"> section which/ we have just read about the </text:span><text:span text:style-name="T2">rights</text:span><text:span text:style-name="T4"> duties of the land-/-owner and the </text:span><text:span text:style-name="T2">rights</text:span><text:span text:style-name="T4"> privileges of the needy were carried/ out in spirit, if not to the letter; if the </text:span><text:span text:style-name="T2">rich</text:span><text:span text:style-name="T4"> wealthy em-/-ployer always evinced a kind and considerate be-/-haviour, and the employ</text:span><text:span text:style-name="T5">é</text:span><text:span text:style-name="T6">e were not prone to/ follow demagogues, matters </text:span><text:span text:style-name="T3">would</text:span><text:span text:style-name="T6"> might be amicably ad-/-justed to an incalculable advantage./</text:span></text:p>
      <text:p text:style-name="P6"><text:span text:style-name="T6"/></text:p>
      <text:p text:style-name="P6"><text:span text:style-name="T6">[Page 2]</text:span></text:p>
      <text:p text:style-name="P6"><text:span text:style-name="T6">But whatever views persons may/ hold on the causes of the unfortunate strikes/ </text:span><text:span text:style-name="T3">now</text:span><text:span text:style-name="T6"> still prevailing and on the method of their removal,/ all who possess a </text:span><text:span text:style-name="T3">sound</text:span><text:span text:style-name="T6"> correct judgment, will look/ with horror upon anarchy. <text:s/>The heart sick-/-ens at the report of riotous seditions, of blood-/-shed and incendiarism, that </text:span><text:soft-page-break/><text:span text:style-name="T6">have no other pur-/-pose save that of giving vent to a spirit of/ revenge, because the poor are not rich and/ the rich are not poor. <text:s/>We should blush/ for Europe, whose refuse-gathered in cities of this/ free land, hospitably open to all--stirs up mu-/-tiny, and incites the unwary to initiate in America,/ a French reign of terror. <text:s/>Chicago--the/ hotbed of fanatical radicalism in politics and/ in religion--has become the centre of that execrable/ work. <text:s/>There mad communism is let loose,/ there humanity has been trampled down by a/ hideous monster, miscalled "Socialism". <text:s/>But to/ me the confession, which one of the ring leaders of/ mischief made, was a sad revelation. <text:s/>You may/ have read that when closely questioned,/</text:span></text:p>
      <text:p text:style-name="P6"><text:span text:style-name="T6"/></text:p>
      <text:p text:style-name="P6"><text:span text:style-name="T6">[Page 3]</text:span></text:p>
      <text:p text:style-name="P6"><text:span text:style-name="T6">the arch arnachist[sic!] said: "I don't believe in God"./ <text:s/>Many centuries ago we were shown the inevi-/-table issue of Atheism [Hebrew]/ "The vile man says in his heart 'there is no God,'"/ then the terrible consequences of that avowal are pictured [Hebrew]/ [Hebrew] "They have become corrupt,/ they act abominably, none does any good"./ <text:s/>It was so when the Psalmist penned those/ sentences, and it will manifestly continue so/ on every spot of the earth, while the world/ lasts./</text:span></text:p>
      <text:p text:style-name="P6"><text:span text:style-name="T6">But this subject, suggestive of serious thoughts,/ both from a national and a religious stand-point,/ is not that in reference to which I intend/ to detain you briefly. <text:s/>Two objects more im-/-mediately connected with us in our character as/ Israelites, have recently engaged my mind./ <text:s/>First, a general conference of Hebrew Ministers,/ which I partly attended in New York; secondly,/ a private conference in the same city preliminary/ to a meeting which took place also there last Sunday./</text:span></text:p>
      <text:p text:style-name="P6"><text:span text:style-name="T6"/></text:p>
      <text:p text:style-name="P6"><text:span text:style-name="T6">[Page 4]</text:span></text:p>
      <text:p text:style-name="P6"><text:span text:style-name="T6">My action towards the former may/ not unjustly be termed an olive branch, indi-/-cative of a wish on my part to let a flood/ of theological disputes cease. <text:s/>Would I could/ honestly say that a like desire pervades the/ hearts of all my colleagues. <text:s/>But a casual/ visitor at the ministerial conference must have/ perceived from the heat of discussion, that the/ opponents of Mosaics-traditional Judaism try/ with might and main to compel the acceptance/ of their subversive views. <text:s/>They loudly/ plead for union, but only for such a union/ as they have conceived, as they almost imperative-/-ly demand. <text:s/>No concession will they make/ in behalf of a Union which may restore har-/-mony in the distracted congregations of Israel./ <text:s/>All concessions must emanate from those/ who avow their allegiance to ancestral practices,/ who believe that time-honored observances should/ not recklessly be cast aside./</text:span></text:p>
      <text:p text:style-name="P6"><text:span text:style-name="T6">When it is asked: "how shall our children be/ trained, that they may remain within the fold?/</text:span></text:p>
      <text:p text:style-name="P6"><text:span text:style-name="T6"/></text:p>
      <text:p text:style-name="P6"><text:span text:style-name="T6">[Page 5]</text:span></text:p>
      <text:p text:style-name="P6"><text:span text:style-name="T6">"Must they be left in ignorance of laws/ connected with the history of their people, or shall/ they be told that time has rendered such laws null/ and void?", when that vital query is put, we/ are answered: "Every Rabbi shall follow a plan/ of his own on the tuition of ceremonialism." <text:s/>But/ will that course promote Union? <text:s/>I let those/ who have a mind to think, decide./</text:span></text:p>
      <text:p text:style-name="P6"><text:span text:style-name="T6">I admit. <text:s/>We are all a unit on one point. <text:s/>There/ can never be a disparity of opinions among Jews/ about the ethics of the Bible. <text:s/>The most un-/compromising orthodox dares not have a standard/ of morals differing form that of the most radical/ reformer. <text:s/>"Righteous balances, righteous measures,"/ righteous judging and righteous speaking, indeed/ all the statutes surpassingly admirable embodied/ in the nineteenth chapter of Leviticus lie at the/ basis of the social edifice. <text:s/>An Israelite who/ acts in contravention thereof, is guilty of a heinous/ offence. <text:s/>But are the ordinances in </text:span><text:span text:style-name="T3">last sabbath's portion</text:span><text:span text:style-name="T6"> the twenty third chapter/ of Leviticus of so little account, that instruction on them, and the/ enforcing thereof, may be left to every one's option?/</text:span></text:p>
      <text:p text:style-name="P6"><text:span text:style-name="T6"/></text:p>
      <text:p text:style-name="P6"><text:span text:style-name="T6">[Page 6]</text:span></text:p>
      <text:p text:style-name="P6"><text:span text:style-name="T6">Has </text:span><text:span text:style-name="T3">the 23rd chapter of Leviticus</text:span><text:span text:style-name="T6"> that great summary of Hebrew ceremonialism, lost its value/ in the eyes of persons born of Hebrew parents, persons/ still claiming the name of Israelites? <text:s/>Aye:/ here lies </text:span><text:soft-page-break/><text:span text:style-name="T6">the difficulty. <text:s/>For Chicago, a Sy-/-nagogue has been definitely closed on the day placed/ foremost in that chapter among the holidays of the/ Lord--the Sabbath. <text:s/>From Chicago comes likewise the/ proposition to defer or anticipate festivals, whose/ sanctity is registered in that chapter, in order that/ they may always be celebrated at the most convenient/ time--Sunday. <text:s/>They who lightly treat that injunc-/-tion of fasting on the tenth of the seventh month,/ or sitting in tabernacles on the fifteenth of Tishri,/ would consider the tuition of such behests in our schools,/as recorded in the 23rd chap. of Levit, a reflection on/ their unjewish conduct. <text:s/>"We will not staltify ourselves."/ say they in their hearts. <text:s/>"We will let each superinten-/-dent follow the bent of his or her mind, concerning/ those tenets. <text:s/>The pupils shall not have a text/ book containing rules about the celebration of certain/ </text:span><text:span text:style-name="T3">of certain</text:span><text:span text:style-name="T6"> days, or the abstaining from certain meats."/</text:span></text:p>
      <text:p text:style-name="P6"><text:span text:style-name="T6"/></text:p>
      <text:p text:style-name="P6"><text:span text:style-name="T6">[Page 7]</text:span></text:p>
      <text:p text:style-name="P6"><text:span text:style-name="T6">"Enough if they learn and understand ethical/ rules." <text:s/></text:span><text:span text:style-name="T3">But</text:span><text:span text:style-name="T6"> Yet these genuine disciples of St Paul--the/ apostatized Saul of Tarsus, who gave </text:span><text:span text:style-name="T3">precisely</text:span><text:span text:style-name="T6"> nearly the/ same directions about the conversion of the gentiles/ of his time, ask of a ministerial conference--reckon-/-ing men of orthodox principles,--that a delegation be/ sent to the adjourned convention of Pittsburg[sic!] about/ to meet in Cincinnati. <text:s/>That delegation should act/ in concert with persons pronouncedly heretical, re-/-garding the adoption of a uniform plan of Sabbath/ School teaching. <text:s/>The request met with the decided/ antagonism it deserved. <text:s/>It was not complied with./ <text:s/>No: in sorrow I say it, not in anger. <text:s/>There can never/ be a coalition between individuals who legalize the/ abrogation of statutes binding on Israelites of all/ generations, and the lover of historical Judaism./ <text:s/>But there is a means to strengthen the hands of/ the latter, so that the banner unfurled at Sinai belifted/ high, and not suffered to trail the ground. <text:s/>To/ direct that means judiciously, was the object of a/ private conference held last week in New York./ <text:s/>I naturally felt anxious about the result of the/</text:span></text:p>
      <text:p text:style-name="P6"><text:span text:style-name="T6"/></text:p>
      <text:p text:style-name="P6"><text:span text:style-name="T6">[Page 8]</text:span></text:p>
      <text:p text:style-name="P6"><text:span text:style-name="T6">meeting in the interest of the contemplated seminary in that city./ <text:s/>Upon it, I judged, would largely depend the haste-/-ning or retarding of a scheme, which I have deeply/ at heart. <text:s/>A holy enthusiasm should be aroused./ <text:s/>The choice of wide-hearted trustees, would lead to the/ choice of influential canvassing committees,and these/ would pledge themselves to labor without delay for/ the creation of a fund indispensable to the perpetuity/ of the projected institution. <text:s/>I confess that the/ mating did not fulfil[sic!] my anticipations. <text:s/>Too/ much eagerness was displayed by some to gain posts of honor,/ and too little in sacrificing </text:span><text:span text:style-name="T3">self</text:span><text:span text:style-name="T6"> personal or congregational jealousies for the sake of the/ cause. <text:s/>Thus time was frittered away, whereas it ought/ to have been seized upon and utilized to a great to a righteous purpose. <text:s/>But what/ was lost can be recovered. <text:s/>No more [?]; energy/ and an unselfish determination must urge on the/ work. <text:s/>Vast means are absolutely necessary. <text:s/>They must be procured, not by/ promises, which, for a variety </text:span><text:span text:style-name="T3">reasons</text:span><text:span text:style-name="T6"> of motives, may </text:span><text:span text:style-name="T3">be broken</text:span><text:span text:style-name="T6"> go unperformed,/ but by tangible, actual gifts of fifties, hundreds and/ thousands. <text:s/>Then and then only, </text:span><text:span text:style-name="T3">with God's blessing,</text:span><text:span text:style-name="T6">/ will the theological seminary have a permanent realization./</text:span></text:p>
      <text:p text:style-name="P6"><text:span text:style-name="T6"/></text:p>
      <text:p text:style-name="P6"><text:span text:style-name="T6">[Page 9]</text:span></text:p>
      <text:p text:style-name="P6"><text:span text:style-name="T6">No gloomy apprehension of failure should/ </text:span><text:span text:style-name="T3">deter</text:span><text:span text:style-name="T6"> hold back my generous brothers and sisters in faith, who yearn/ for the deliverance of the Torah, now fearfully imperilled</text:span><text:span text:style-name="T3">. <text:s/>from</text:span><text:span text:style-name="T6">/ </text:span><text:span text:style-name="T3">acting munificently</text:span><text:span text:style-name="T6"> <text:s/>Without predicting that the/ germs we shall implant will, in every instance, produce/ the fruits looked for, we may reasonably hope that/ precept and example will often strike deep root and yield satisfaction. <text:s/>It is/ our solemn duty at all events to try to hand down the religion of/ Israel, as our ancestors transmitted it, at greater sacri-/-fices than we are demanded to make. <text:s/>With gold at/ our command, we shall through God's blessing, erect such a monument to Ju-/-daism in America, as will outlast ages. <text:s/>"Fealty" shall/ be its name; fealty to Abraham--the founder of our race,/ the friend of God; </text:span><text:soft-page-break/><text:span text:style-name="T6">fealty to Moses, the deliverer of </text:span><text:span text:style-name="T3">the</text:span><text:span text:style-name="T6">/ oppressed slaves, the inspired lawgiver, the benefactor of our/ people; fealty to our prophets, to our sages, to our/ martyrs, to </text:span><text:span text:style-name="T3">the history past</text:span><text:span text:style-name="T6"> checkered past of forty centuries that has/ made us eternal upon earth. <text:s/>"Oh! may the gracious/ favor of the Lord our God be with us; the work of/ our hands establish Thou through us, yea: the work/ of our hands establish Thou it." <text:s/>[Hebrew]/ [Hebrew]/</text:span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1T13:39:09.22</meta:creation-date>
    <dc:date>2012-08-01T14:30:39.99</dc:date>
    <dc:creator>Penn Libraries</dc:creator>
    <meta:editing-duration>PT00H06M1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839" meta:character-count="11529"/>
  </office:meta>
</office:document-meta>
</file>